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dialogs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dialog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4" table:default-cell-style-name="Default"/>
        <table:table-row table:style-name="ro1">
          <table:table-cell office:value-type="string" calcext:value-type="string">
            <text:p>経過シート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履歴列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検査</text:p>
          </table:table-cell>
          <table:table-cell/>
          <table:table-cell table:style-name="ce3"/>
          <table:table-cell table:number-columns-repeated="90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薬名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用法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回数列</text:p>
          </table:table-cell>
          <table:table-cell table:number-columns-repeated="2"/>
          <table:table-cell table:style-name="ce3" office:value-type="string" calcext:value-type="string">
            <text:p>21:19:50</text:p>
          </table:table-cell>
          <table:table-cell table:style-name="ce3" office:value-type="string" calcext:value-type="string">
            <text:p>2018-06-13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限定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画像処置行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右下枠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吸入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table:style-name="ce3" office:value-type="string" calcext:value-type="string">
            <text:p>2018-06-15T17:30:51.325855</text:p>
          </table:table-cell>
          <table:table-cell table:number-columns-repeated="87"/>
          <table:table-cell table:style-name="ce3" office:value-type="string" calcext:value-type="string">
            <text:p>2018-06-15T17:30:51.32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持続注</text:p>
          </table:table-cell>
          <table:table-cell table:number-columns-repeated="92"/>
        </table:table-row>
        <table:table-row table:style-name="ro1" table:number-rows-repeated="2">
          <table:table-cell table:number-columns-repeated="94"/>
        </table:table-row>
        <table:table-row table:style-name="ro1">
          <table:table-cell table:number-columns-repeated="90"/>
          <table:table-cell table:style-name="ce3" office:value-type="string" calcext:value-type="string">
            <text:p>2018-06-15T17:30:51.3258552018-06-15T17:30:51.325855</text:p>
          </table:table-cell>
          <table:table-cell table:number-columns-repeated="3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1"/>
          <table:table-cell office:value-type="string" calcext:value-type="string">
            <text:p>dsf</text:p>
          </table:table-cell>
          <table:table-cell table:number-columns-repeated="2"/>
        </table:table-row>
        <table:table-row table:style-name="ro1">
          <table:table-cell table:number-columns-repeated="91"/>
          <table:table-cell table:style-name="ce3"/>
          <table:table-cell table:number-columns-repeated="2"/>
        </table:table-row>
        <table:table-row table:style-name="ro1" table:number-rows-repeated="5">
          <table:table-cell table:number-columns-repeated="94"/>
        </table:table-row>
        <table:table-row table:style-name="ro1">
          <table:table-cell table:number-columns-repeated="93"/>
          <table:table-cell table:style-name="ce3"/>
        </table:table-row>
      </table:table>
      <table:table table:name="config" table:style-name="ta1">
        <table:table-column table:style-name="co1" table:default-cell-style-name="Default"/>
        <table:table-row table:style-name="ro1">
          <table:table-cell/>
        </table:table-row>
      </table:table>
      <table:table table:name="histor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id1</text:p>
          </table:table-cell>
          <table:table-cell office:value-type="string" calcext:value-type="string">
            <text:p>[["2018-06-15T17:30:51.325855"]]</text:p>
          </table:table-cell>
        </table:table-row>
      </table:table>
      <table:named-expressions>
        <table:named-range table:name="Grid1" table:base-cell-address="$history.$B$1" table:cell-range-address="$history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00/00/00</text:date>, <text:time style:data-style-name="N2" text:time-value="23:39:51.91807056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15T23:48:51.080662688</dc:date>
    <meta:editing-duration>PT7H7M26S</meta:editing-duration>
    <meta:editing-cycles>61</meta:editing-cycles>
    <meta:document-statistic meta:table-count="3" meta:cell-count="26" meta:object-count="0"/>
  </office:meta>
</office:document-meta>
</file>